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4385*"/>
    </style:style>
    <style:style style:name="Table2.B" style:family="table-column">
      <style:table-column-properties style:rel-column-width="24775*"/>
    </style:style>
    <style:style style:name="Table2.C" style:family="table-column">
      <style:table-column-properties style:rel-column-width="26373*"/>
    </style:style>
    <style:style style:name="Table2.A1" style:family="table-cell">
      <style:table-cell-properties fo:border="none"/>
    </style:style>
  </office:automatic-styles>
  <office:body>
    <office:text>
      <text:p text:style-name="Title">LessEq</text:p>
      <text:p text:style-name="P1">LessEq <text:s text:c="1"/>// Elementwise less or equal operation</text:p>
      <text:h text:style-name="Heading_20_1" text:outline-level="1">Description</text:h>
      <text:p text:style-name="First_20_paragraph">Produces tensor of the same element type and shape as the two inputs, where the value at each coordinate of <text:span text:style-name="Source_Text">output</text:span> is true (1) if <text:span text:style-name="Source_Text">arg0</text:span> is less than or equal to <text:span text:style-name="Source_Text">arg1,</text:span> 0 otherwise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0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  <table:table-row>
          <table:table-cell table:style-name="Table1.A1" office:value-type="string">
            <text:p text:style-name="Table_20_Contents"><text:span text:style-name="Source_Text">arg1</text:span></text:p>
          </table:table-cell>
          <table:table-cell table:style-name="Table1.A1" office:value-type="string">
            <text:p text:style-name="Table_20_Contents">same as <text:span text:style-name="Source_Text">arg0</text:span></text:p>
          </table:table-cell>
          <table:table-cell table:style-name="Table1.A1" office:value-type="string">
            <text:p text:style-name="Table_20_Contents">same as <text:span text:style-name="Source_Text">arg0</text:span>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<text:span text:style-name="Source_Text">ngraph::element::boolean</text:span></text:p>
          </table:table-cell>
          <table:table-cell table:style-name="Table2.A1" office:value-type="string">
            <text:p text:style-name="Table_20_Contents">same as <text:span text:style-name="Source_Text">arg0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C++ Interface</text:h>
      <text:p text:style-name="First_20_paragraph">ngraph::op::v0::LessEq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ssEq</dc:title>
  </office:meta>
</office:document-meta>
</file>

<file path=Formula-0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=</mo>
    <msub>
      <mstyle mathvariant="monospace">
        <mi>𝚊</mi>
        <mi>𝚛</mi>
        <mi>𝚐</mi>
        <mn>0</mn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≤</mo>
    <msub>
      <mstyle mathvariant="monospace">
        <mi>𝚊</mi>
        <mi>𝚛</mi>
        <mi>𝚐</mi>
        <mn>1</mn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</mrow>
</math>
</file>